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/>
          <table:table-cell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Row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13T13:19:58.953267924</meta:creation-date>
    <dc:date>2017-06-13T13:20:59.444041788</dc:date>
    <dc:creator>Diane Trout</dc:creator>
    <meta:editing-duration>PT1M1S</meta:editing-duration>
    <meta:editing-cycles>1</meta:editing-cycles>
    <meta:document-statistic meta:table-count="1" meta:cell-count="12" meta:object-count="0"/>
    <meta:generator>LibreOffice/5.2.7.2$Linux_X86_64 LibreOffice_project/20m0$Build-2</meta:generator>
  </office:meta>
</office:document-meta>
</file>